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: Could not open lock file /var/lib/dpkg/lock-frontend - open (13: Permission denied)</text:p>
      <text:p text:style-name="Standard">E: Unable to acquire the dpkg frontend lock (/var/lib/dpkg/lock-frontend), are you roo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22:35.029027136</meta:creation-date>
    <dc:date>2020-11-26T16:23:39.024068788</dc:date>
    <meta:editing-duration>PT1M9S</meta:editing-duration>
    <meta:editing-cycles>1</meta:editing-cycles>
    <meta:document-statistic meta:table-count="0" meta:image-count="0" meta:object-count="0" meta:page-count="1" meta:paragraph-count="2" meta:word-count="24" meta:character-count="174" meta:non-whitespace-character-count="152"/>
    <meta:generator>LibreOffice/6.4.6.2$Linux_X86_64 LibreOffice_project/40$Build-2</meta:generator>
  </office:meta>
</office:document-meta>
</file>